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20000000C62B3C260727784013.png" manifest:media-type="image/png"/>
  <manifest:file-entry manifest:full-path="Pictures/10000000000001A0000000C4F06DD6D12CCEDBFE.png" manifest:media-type="image/png"/>
  <manifest:file-entry manifest:full-path="Pictures/10000000000001DB000000AEE54A7C7041C49F4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3e4e" officeooo:paragraph-rsid="00033e4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1</text:p>
      <text:p text:style-name="Standard"><draw:frame draw:style-name="fr2" draw:name="Imagen1" text:anchor-type="paragraph" svg:width="12.568cm" svg:height="4.604cm" draw:z-index="2"><draw:image xlink:href="Pictures/10000000000001DB000000AEE54A7C7041C49F4A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Ex2</text:p>
      <text:p text:style-name="Standard"><draw:frame draw:style-name="fr1" draw:name="Imagen2" text:anchor-type="paragraph" svg:x="2.997cm" svg:y="0.295cm" svg:width="11.007cm" svg:height="5.186cm" draw:z-index="0"><draw:image xlink:href="Pictures/10000000000001A0000000C4F06DD6D12CCEDBFE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Ex3</text:p>
      <text:p text:style-name="Standard"/>
      <text:p text:style-name="Standard"><draw:frame draw:style-name="fr2" draw:name="Imagen3" text:anchor-type="paragraph" svg:width="14.393cm" svg:height="5.239cm" draw:z-index="1"><draw:image xlink:href="Pictures/1000000000000220000000C62B3C26072778401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8T09:50:43.043441271</meta:creation-date>
    <dc:date>2016-09-28T10:03:07.533583699</dc:date>
    <meta:editing-duration>PT5M54S</meta:editing-duration>
    <meta:editing-cycles>2</meta:editing-cycles>
    <meta:generator>LibreOffice/5.1.4.2$Linux_X86_64 LibreOffice_project/10m0$Build-2</meta:generator>
    <meta:document-statistic meta:table-count="0" meta:image-count="3" meta:object-count="0" meta:page-count="1" meta:paragraph-count="3" meta:word-count="3" meta:character-count="9" meta:non-whitespace-character-count="9"/>
  </office:meta>
</office:document-meta>
</file>